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77.21mm"/>
    </style:style>
    <style:style style:name="co25" style:family="table-column">
      <style:table-column-properties fo:break-before="auto" style:column-width="57.2mm"/>
    </style:style>
    <style:style style:name="co26" style:family="table-column">
      <style:table-column-properties fo:break-before="auto" style:column-width="32.6mm"/>
    </style:style>
    <style:style style:name="co27" style:family="table-column">
      <style:table-column-properties fo:break-before="auto" style:column-width="27.5mm"/>
    </style:style>
    <style:style style:name="co28" style:family="table-column">
      <style:table-column-properties fo:break-before="auto" style:column-width="24.99mm"/>
    </style:style>
    <style:style style:name="co29" style:family="table-column">
      <style:table-column-properties fo:break-before="auto" style:column-width="35.81mm"/>
    </style:style>
    <style:style style:name="co30" style:family="table-column">
      <style:table-column-properties fo:break-before="auto" style:column-width="42.21mm"/>
    </style:style>
    <style:style style:name="co31" style:family="table-column">
      <style:table-column-properties fo:break-before="auto" style:column-width="21.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18.7mm"/>
    </style:style>
    <style:style style:name="co34" style:family="table-column">
      <style:table-column-properties fo:break-before="auto" style:column-width="105.5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6mm"/>
    </style:style>
    <style:style style:name="co37" style:family="table-column">
      <style:table-column-properties fo:break-before="auto" style:column-width="65mm"/>
    </style:style>
    <style:style style:name="co38" style:family="table-column">
      <style:table-column-properties fo:break-before="auto" style:column-width="14.69mm"/>
    </style:style>
    <style:style style:name="co39" style:family="table-column">
      <style:table-column-properties fo:break-before="auto" style:column-width="32mm"/>
    </style:style>
    <style:style style:name="co40" style:family="table-column">
      <style:table-column-properties fo:break-before="auto" style:column-width="99.4mm"/>
    </style:style>
    <style:style style:name="co41" style:family="table-column">
      <style:table-column-properties fo:break-before="auto" style:column-width="22.51mm"/>
    </style:style>
    <style:style style:name="co42" style:family="table-column">
      <style:table-column-properties fo:break-before="auto" style:column-width="27.01mm"/>
    </style:style>
    <style:style style:name="co43" style:family="table-column">
      <style:table-column-properties fo:break-before="auto" style:column-width="4.99mm"/>
    </style:style>
    <style:style style:name="co44" style:family="table-column">
      <style:table-column-properties fo:break-before="auto" style:column-width="14.01mm"/>
    </style:style>
    <style:style style:name="co45" style:family="table-column">
      <style:table-column-properties fo:break-before="auto" style:column-width="99.99mm"/>
    </style:style>
    <style:style style:name="co46" style:family="table-column">
      <style:table-column-properties fo:break-before="auto" style:column-width="17mm"/>
    </style:style>
    <style:style style:name="co47" style:family="table-column">
      <style:table-column-properties fo:break-before="auto" style:column-width="83.01mm"/>
    </style:style>
    <style:style style:name="co48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91" style:family="table-cell" style:parent-style-name="Default"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9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93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58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5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size-asian="16pt" style:font-size-complex="16pt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00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43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05" office:value-type="string" calcext:value-type="string">
            <text:p>T+I+II+III</text:p>
          </table:table-cell>
          <table:table-cell table:style-name="ce29" table:number-columns-spanned="4" table:number-rows-spanned="1"/>
          <table:covered-table-cell table:number-columns-repeated="3" table:style-name="ce90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95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85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88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style-name="ce121"/>
          <table:covered-table-cell table:number-columns-repeated="2"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54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91"/>
        <table:table-column table:style-name="co1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6" table:default-cell-style-name="ce91"/>
        <table:table-column table:style-name="co12" table:number-columns-repeated="2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54"/>
          <table:covered-table-cell table:style-name="ce6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54"/>
          <table:covered-table-cell table:style-name="ce6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L.</text:p>
            <text:p>W INT.</text:p>
            <text:p>PAP.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23" table:default-cell-style-name="ce91"/>
        <table:table-column table:style-name="co12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9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A. MISJE WYSŁANNIKA" table:style-name="ta1">
        <table:table-column table:style-name="co9" table:default-cell-style-name="ce91"/>
        <table:table-column table:style-name="co24" table:default-cell-style-name="ce91"/>
        <table:table-column table:style-name="co25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6" table:default-cell-style-name="ce91"/>
        <table:table-column table:style-name="co21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IA. MISJE WYSŁANNIKA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9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>
            <text:p>PRZYDROŻNA KAPLICZKA</text:p>
            <text:p>(OPIS MIEJSCA)</text:p>
          </table:table-cell>
          <table:table-cell table:style-name="ce6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K. ROCZNICE POŚWIĘCENIA KOŚCIOŁ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7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K. <text:span text:style-name="T5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NABOŻEŃSTWA A+B" table:style-name="ta1">
        <table:table-column table:style-name="co9" table:default-cell-style-name="ce91"/>
        <table:table-column table:style-name="co21" table:default-cell-style-name="ce91"/>
        <table:table-column table:style-name="co28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9" table:default-cell-style-name="ce91"/>
        <table:table-column table:style-name="co30" table:default-cell-style-name="ce91"/>
        <table:table-column table:style-name="co31" table:default-cell-style-name="ce91"/>
        <table:table-column table:style-name="co12" table:number-columns-repeated="3" table:default-cell-style-name="ce91"/>
        <table:table-column table:style-name="co8" table:number-columns-repeated="1009" table:default-cell-style-name="ce91"/>
        <table:table-row table:style-name="ro1">
          <table:table-cell table:style-name="ce48" office:value-type="string" calcext:value-type="string" table:number-columns-spanned="10" table:number-rows-spanned="1">
            <text:p><text:span text:style-name="T8">LA.</text:span> <text:span text:style-name="T1">NABOŻEŃSTWO IX PIERWSZYCH PIĄTKÓW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2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43"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157"/>
          <table:table-cell table:style-name="ce158" table:number-columns-repeated="2"/>
          <table:table-cell table:style-name="ce159"/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8" office:value-type="string" calcext:value-type="string" table:number-columns-spanned="15" table:number-rows-spanned="1">
            <text:p><text:span text:style-name="T8">LB.</text:span> <text:span text:style-name="T1">NABOŻEŃSTWO V PIERWSZYCH SOBÓT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9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2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9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. NABOŻEŃSTWA C+D+E" table:style-name="ta1">
        <table:table-column table:style-name="co9" table:default-cell-style-name="ce91"/>
        <table:table-column table:style-name="co21" table:default-cell-style-name="ce91"/>
        <table:table-column table:style-name="co28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2" table:default-cell-style-name="ce91"/>
        <table:table-column table:style-name="co30" table:default-cell-style-name="ce91"/>
        <table:table-column table:style-name="co33" table:default-cell-style-name="ce91"/>
        <table:table-column table:style-name="co12" table:number-columns-repeated="2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8" office:value-type="string" calcext:value-type="string" table:number-columns-spanned="10" table:number-rows-spanned="1">
            <text:p><text:span text:style-name="T8">LC.</text:span> NABOŻEŃSTWO<text:span text:style-name="T9"> DROGI KRZYŻOWEJ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92"/>
          <table:covered-table-cell table:number-columns-repeated="2" table:style-name="ce6"/>
          <table:table-cell table:style-name="ce143"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6" calcext:value-type="float">
            <text:p>6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7" calcext:value-type="float">
            <text:p>7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48" office:value-type="string" calcext:value-type="string" table:number-columns-spanned="15" table:number-rows-spanned="1">
            <text:p><text:span text:style-name="T8">LD.</text:span> NABOŻEŃSTWO<text:span text:style-name="T9"> GORZKICH ŻALÓW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9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92"/>
          <table:covered-table-cell table:number-columns-repeated="2" table:style-name="ce6"/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/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48" office:value-type="string" calcext:value-type="string" table:number-columns-spanned="15" table:number-rows-spanned="1">
            <text:p><text:span text:style-name="T8">LE.</text:span> TRIDUUM PASCHALNE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9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92"/>
          <table:covered-table-cell table:style-name="ce6"/>
          <table:table-cell table:style-name="ce154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CZ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9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144" table:number-columns-spanned="7" table:number-rows-spanned="1"/>
          <table:covered-table-cell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91"/>
        <table:table-column table:style-name="co1" table:default-cell-style-name="ce91"/>
        <table:table-column table:style-name="co34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5" table:default-cell-style-name="ce91"/>
        <table:table-column table:style-name="co21" table:default-cell-style-name="ce91"/>
        <table:table-column table:style-name="co36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.</text:p>
            <text:p>KOŃ-</text:p>
            <text:p>COWA</text:p>
          </table:table-cell>
          <table:table-cell table:style-name="ce92" office:value-type="string" calcext:value-type="string">
            <text:p>LICZBA</text:p>
            <text:p>ZMARŁYCH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26" table:default-cell-style-name="ce91"/>
        <table:table-column table:style-name="co21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9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5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P. PATRONI PRZYJACIEL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2"/>
          <table:table-cell table:style-name="ce92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91"/>
        <table:table-column table:style-name="co37" table:default-cell-style-name="ce91"/>
        <table:table-column table:style-name="co21" table:default-cell-style-name="ce91"/>
        <table:table-column table:style-name="co28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38" table:default-cell-style-name="ce91"/>
        <table:table-column table:style-name="co21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154" office:value-type="string" calcext:value-type="string">
            <text:p>INFORM.</text:p>
            <text:p>DOD.</text:p>
          </table:table-cell>
          <table:table-cell table:style-name="ce154" office:value-type="string" calcext:value-type="string">
            <text:p>SPO-</text:p>
            <text:p>WIEDŹ</text:p>
          </table:table-cell>
          <table:table-cell table:style-name="ce92" office:value-type="string" calcext:value-type="string">
            <text:p>9 DNI</text:p>
            <text:p>NOWENNY</text:p>
            <text:p>I MSZA ŚW.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9" table:default-cell-style-name="ce91"/>
        <table:table-column table:style-name="co26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9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54"/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91"/>
        <table:table-column table:style-name="co4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" table:number-columns-repeated="2" table:default-cell-style-name="ce91"/>
        <table:table-column table:style-name="co2" table:default-cell-style-name="ce91"/>
        <table:table-column table:style-name="co12" table:default-cell-style-name="ce91"/>
        <table:table-column table:style-name="co4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style-name="ce153"/>
          <table:covered-table-cell table:number-columns-repeated="3"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53" office:value-type="string" calcext:value-type="string">
            <text:p>MOJA</text:p>
            <text:p>MISJA</text:p>
            <text:p>WYSŁANNIKA</text:p>
          </table:table-cell>
          <table:table-cell table:style-name="ce154" office:value-type="string" calcext:value-type="string">
            <text:p>DRUGA</text:p>
            <text:p>OSOBA</text:p>
          </table:table-cell>
          <table:table-cell table:style-name="ce154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43"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9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91"/>
        <table:table-column table:style-name="co7" table:default-cell-style-name="ce91"/>
        <table:table-column table:style-name="co4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2" table:default-cell-style-name="ce91"/>
        <table:table-column table:style-name="co26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9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default-cell-style-name="ce91"/>
        <table:table-column table:style-name="co43" table:default-cell-style-name="ce91"/>
        <table:table-column table:style-name="co9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54"/>
          <table:covered-table-cell table:style-name="ce6"/>
          <table:table-cell table:style-name="ce154" office:value-type="string" calcext:value-type="string">
            <text:p>WIEDZA</text:p>
          </table:table-cell>
          <table:table-cell table:style-name="ce143"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style-name="ce26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style-name="ce26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89" office:value-type="float" office:value="1" calcext:value-type="float">
            <text:p>1</text:p>
          </table:table-cell>
          <table:table-cell table:style-name="ce170" office:value-type="string" calcext:value-type="string" table:number-columns-spanned="7" table:number-rows-spanned="1">
            <text:p><text:s/>PIOTR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NDRZ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JAKUB (WIĘK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FILIP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BARTŁOM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7" calcext:value-type="float">
            <text:p>7</text:p>
          </table:table-cell>
          <table:table-cell table:style-name="ce170" office:value-type="string" calcext:value-type="string" table:number-columns-spanned="7" table:number-rows-spanned="1">
            <text:p><text:s/>TOMA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SZYMO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JAKUB (MNIEJ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JUDA TAD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MAC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4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style-name="ce26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9" office:value-type="string" calcext:value-type="string" table:number-columns-spanned="4" table:number-rows-spanned="1">
            <text:p>II</text:p>
          </table:table-cell>
          <table:covered-table-cell table:number-columns-repeated="3" table:style-name="ce89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90"/>
          <table:table-cell table:number-columns-repeated="4" table:style-name="ce17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style-name="ce15"/>
          <table:covered-table-cell table:number-columns-repeated="2" table:style-name="ce26"/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29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number-columns-repeated="2" table:style-name="ce90"/>
          <table:covered-table-cell table:number-columns-repeated="3" table:style-name="ce13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4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7" calcext:value-type="float">
            <text:p>156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0" calcext:value-type="float">
            <text:p>17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2" calcext:value-type="float">
            <text:p>17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9" calcext:value-type="float">
            <text:p>172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54" calcext:value-type="float">
            <text:p>1754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28" calcext:value-type="float">
            <text:p>182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30" calcext:value-type="float">
            <text:p>183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51" calcext:value-type="float">
            <text:p>185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1" calcext:value-type="float">
            <text:p>187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7" calcext:value-type="float">
            <text:p>187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0" calcext:value-type="float">
            <text:p>189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9" calcext:value-type="float">
            <text:p>189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0" calcext:value-type="float">
            <text:p>19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5" calcext:value-type="float">
            <text:p>192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6" calcext:value-type="float">
            <text:p>192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46" calcext:value-type="float">
            <text:p>194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59" calcext:value-type="float">
            <text:p>195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97" calcext:value-type="float">
            <text:p>199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5" calcext:value-type="float">
            <text:p>201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22" calcext:value-type="float">
            <text:p>20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29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4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2" calcext:value-type="float">
            <text:p>92</text:p>
          </table:table-cell>
          <table:table-cell table:style-name="ce29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3" calcext:value-type="float">
            <text:p>93</text:p>
          </table:table-cell>
          <table:table-cell table:style-name="ce29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4" calcext:value-type="float">
            <text:p>94</text:p>
          </table:table-cell>
          <table:table-cell table:style-name="ce29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5" calcext:value-type="float">
            <text:p>95</text:p>
          </table:table-cell>
          <table:table-cell table:style-name="ce29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6" calcext:value-type="float">
            <text:p>96</text:p>
          </table:table-cell>
          <table:table-cell table:style-name="ce29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91"/>
        <table:table-column table:style-name="co7" table:default-cell-style-name="ce91"/>
        <table:table-column table:style-name="co4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2" table:default-cell-style-name="ce91"/>
        <table:table-column table:style-name="co26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9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7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91"/>
        <table:table-column table:style-name="co1" table:default-cell-style-name="ce91"/>
        <table:table-column table:style-name="co4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6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91"/>
        <table:table-column table:style-name="co1" table:default-cell-style-name="ce91"/>
        <table:table-column table:style-name="co46" table:default-cell-style-name="ce91"/>
        <table:table-column table:style-name="co4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6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9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9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9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9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9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9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9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9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9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9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9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9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9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9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9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9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91"/>
        <table:table-column table:style-name="co1" table:default-cell-style-name="ce91"/>
        <table:table-column table:style-name="co4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6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-</text:p>
            <text:p>LITWA</text:p>
          </table:table-cell>
          <table:table-cell table:style-name="ce92" office:value-type="string" calcext:value-type="string">
            <text:p>POGRZEB</text:p>
            <text:p>☑ / ☒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7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9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91"/>
        <table:table-column table:style-name="co37" table:default-cell-style-name="ce91"/>
        <table:table-column table:style-name="co21" table:default-cell-style-name="ce91"/>
        <table:table-column table:style-name="co28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48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" office:value-type="string" calcext:value-type="string" table:number-columns-spanned="6" table:number-rows-spanned="1">
            <text:p>VG. SZKAPLERZE</text:p>
          </table:table-cell>
          <table:covered-table-cell table:style-name="ce4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ITWA</text:p>
            <text:p>SZKAPLE-</text:p>
            <text:p>RZA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09:33:52.20004143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6-16T09:46:43.578234475</dc:date>
    <dc:creator>Andrzej Precz</dc:creator>
    <meta:editing-duration>P1DT4H4M19S</meta:editing-duration>
    <meta:editing-cycles>536</meta:editing-cycles>
    <meta:document-statistic meta:table-count="37" meta:cell-count="1582" meta:object-count="0"/>
  </office:meta>
</office:document-meta>
</file>